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language="es" fo:country="E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language="es" fo:country="ES" officeooo:rsid="0007ce53" officeooo:paragraph-rsid="0007ce5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2103c7" officeooo:paragraph-rsid="002103c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005c7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005c7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24219f" officeooo:paragraph-rsid="0024219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24219f" officeooo:paragraph-rsid="002581a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2581a4" officeooo:paragraph-rsid="002581a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27819d" officeooo:paragraph-rsid="0027819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normal" officeooo:rsid="002103c7" officeooo:paragraph-rsid="002103c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normal" officeooo:rsid="0024219f" officeooo:paragraph-rsid="0024219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officeooo:paragraph-rsid="0005092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rsid="000ab76e" officeooo:paragraph-rsid="000ab76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rsid="002042b7" officeooo:paragraph-rsid="002103c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normal" officeooo:rsid="002042b7" officeooo:paragraph-rsid="002042b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Arial1" fo:font-size="12pt" fo:font-weight="bold" officeooo:rsid="002103c7" officeooo:paragraph-rsid="002103c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Arial1" fo:font-size="12pt" fo:font-weight="bold" officeooo:rsid="002042b7" officeooo:paragraph-rsid="002042b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bold" officeooo:rsid="002042b7" officeooo:paragraph-rsid="002103c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bold" officeooo:rsid="002103c7" officeooo:paragraph-rsid="002103c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bold" officeooo:rsid="0027819d" officeooo:paragraph-rsid="0027819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bold" officeooo:rsid="0024219f" officeooo:paragraph-rsid="0024219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bold" officeooo:rsid="0024219f" officeooo:paragraph-rsid="002cbbe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normal" officeooo:rsid="002103c7" officeooo:paragraph-rsid="002103c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normal" officeooo:rsid="002581a4" officeooo:paragraph-rsid="002581a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normal" officeooo:rsid="0027819d" officeooo:paragraph-rsid="0027819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normal" officeooo:rsid="0024219f" officeooo:paragraph-rsid="0024219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Arial1" fo:font-size="12pt" fo:language="es" fo:country="ES" fo:font-weight="normal" officeooo:rsid="002cbbed" officeooo:paragraph-rsid="002cbbe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Arial1" fo:font-size="12pt" fo:font-weight="normal" officeooo:rsid="002042b7" officeooo:paragraph-rsid="002042b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5c74" style:font-weight-asian="bold" style:font-weight-complex="bold"/>
    </style:style>
    <style:style style:name="T3" style:family="text">
      <style:text-properties fo:font-weight="bold" officeooo:rsid="002042b7" style:font-weight-asian="bold" style:font-weight-complex="bold"/>
    </style:style>
    <style:style style:name="T4" style:family="text">
      <style:text-properties fo:font-weight="bold" officeooo:rsid="0024219f" style:font-weight-asian="bold" style:font-weight-complex="bold"/>
    </style:style>
    <style:style style:name="T5" style:family="text">
      <style:text-properties fo:language="es" fo:country="ES" officeooo:rsid="002042b7"/>
    </style:style>
    <style:style style:name="T6" style:family="text">
      <style:text-properties fo:language="es" fo:country="ES" fo:font-style="normal" fo:font-weight="bold" officeooo:rsid="002042b7" style:font-style-asian="normal" style:font-weight-asian="bold" style:font-style-complex="normal" style:font-weight-complex="bold"/>
    </style:style>
    <style:style style:name="T7" style:family="text">
      <style:text-properties fo:language="es" fo:country="ES" fo:font-style="normal" fo:font-weight="bold" officeooo:rsid="002103c7" style:font-style-asian="normal" style:font-weight-asian="bold" style:font-style-complex="normal" style:font-weight-complex="bold"/>
    </style:style>
    <style:style style:name="T8" style:family="text">
      <style:text-properties fo:language="es" fo:country="ES" fo:font-style="normal" fo:font-weight="bold" officeooo:rsid="0024219f" style:font-style-asian="normal" style:font-weight-asian="bold" style:font-style-complex="normal" style:font-weight-complex="bold"/>
    </style:style>
    <style:style style:name="T9" style:family="text">
      <style:text-properties fo:language="es" fo:country="ES" fo:font-style="normal" fo:font-weight="bold" officeooo:rsid="002cbbed" style:font-style-asian="normal" style:font-weight-asian="bold" style:font-style-complex="normal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super 58%" fo:font-weight="normal" officeooo:rsid="002042b7" style:font-weight-asian="normal" style:font-weight-complex="normal"/>
    </style:style>
    <style:style style:name="T13" style:family="text">
      <style:text-properties style:text-position="super 58%" fo:font-weight="normal" officeooo:rsid="002103c7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42b7" style:font-weight-asian="normal" style:font-weight-complex="normal"/>
    </style:style>
    <style:style style:name="T17" style:family="text">
      <style:text-properties fo:font-weight="normal" officeooo:rsid="002cbbed" style:font-weight-asian="normal" style:font-weight-complex="normal"/>
    </style:style>
    <style:style style:name="T18" style:family="text">
      <style:text-properties officeooo:rsid="002042b7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font-weight="normal" officeooo:rsid="002103c7" style:font-weight-asian="normal" style:font-weight-complex="normal"/>
    </style:style>
    <style:style style:name="T22" style:family="text">
      <style:text-properties style:text-position="0% 100%" fo:font-weight="normal" officeooo:rsid="002581a4" style:font-weight-asian="normal" style:font-weight-complex="normal"/>
    </style:style>
    <style:style style:name="T23" style:family="text">
      <style:text-properties style:text-position="0% 100%" fo:font-weight="normal" officeooo:rsid="002dc3c7" style:font-weight-asian="normal" style:font-weight-complex="normal"/>
    </style:style>
    <style:style style:name="T24" style:family="text">
      <style:text-properties style:text-position="0% 100%" fo:font-weight="normal" officeooo:rsid="002f73c6" style:font-weight-asian="normal" style:font-weight-complex="normal"/>
    </style:style>
    <style:style style:name="T25" style:family="text">
      <style:text-properties style:text-position="0% 100%" style:font-name="Arial" fo:font-weight="normal" style:font-weight-asian="normal" style:font-weight-complex="normal"/>
    </style:style>
    <style:style style:name="T26" style:family="text">
      <style:text-properties style:text-position="0% 100%" officeooo:rsid="002581a4"/>
    </style:style>
    <style:style style:name="T27" style:family="text">
      <style:text-properties style:text-position="0% 100%" fo:font-style="normal" officeooo:rsid="002103c7" style:font-style-asian="normal" style:font-style-complex="normal"/>
    </style:style>
    <style:style style:name="T28" style:family="text">
      <style:text-properties style:text-position="0% 100%" officeooo:rsid="002cbbed"/>
    </style:style>
    <style:style style:name="T29" style:family="text">
      <style:text-properties style:text-position="0% 100%" officeooo:rsid="002d3f5a"/>
    </style:style>
    <style:style style:name="T30" style:family="text">
      <style:text-properties officeooo:rsid="00226fa9"/>
    </style:style>
    <style:style style:name="T31" style:family="text">
      <style:text-properties officeooo:rsid="0027819d"/>
    </style:style>
    <style:style style:name="T32" style:family="text">
      <style:text-properties officeooo:rsid="002c4a63"/>
    </style:style>
    <style:style style:name="T33" style:family="text">
      <style:text-properties officeooo:rsid="002cbbed"/>
    </style:style>
    <style:style style:name="T34" style:family="text">
      <style:text-properties officeooo:rsid="002d3f5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</text:span><text:span text:style-name="T1">jercicios </text:span><text:span text:style-name="T3">errores </text:span><text:span text:style-name="T4">y redondeo</text:span></text:p>
      <text:p text:style-name="P5"/>
      <text:p text:style-name="P4"/>
      <text:p text:style-name="P3"><text:span text:style-name="T1">Ejercicio 1</text:span>. La derivada de <draw:frame draw:style-name="fr1" draw:name="Objeto12" text:anchor-type="as-char" svg:y="-0.2437in" svg:width="1.0193in" svg:height="0.4165in" draw:z-index="3"><draw:object xlink:href="./Object 12" xlink:type="simple" xlink:show="embed" xlink:actuate="onLoad"/><draw:image xlink:href="./ObjectReplacements/Object 12" xlink:type="simple" xlink:show="embed" xlink:actuate="onLoad"/><svg:desc>fórmula</svg:desc></draw:frame>es <draw:frame draw:style-name="fr1" draw:name="Objeto13" text:anchor-type="as-char" svg:y="-0.2437in" svg:width="1.248in" svg:height="0.4283in" draw:z-index="4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"/>
      <text:p text:style-name="P1"/>
      <text:p text:style-name="P3">¿Que dificultades hay en evaluar <text:span text:style-name="T32">la derivada</text:span> para x = 0.5777. <text:span text:style-name="T31">Inténtelo</text:span> con <text:span text:style-name="T31">aritmética</text:span> de 3 y 4 dígitos <text:span text:style-name="T30">significativos</text:span> con corte.</text:p>
      <text:p text:style-name="P3"/>
      <text:p text:style-name="P19">Solución: </text:p>
      <text:p text:style-name="P19"/>
      <text:p text:style-name="P24">La solución exacta es <text:span text:style-name="T34">2360160.56</text:span></text:p>
      <text:p text:style-name="P20"/>
      <text:p text:style-name="P10"><text:span text:style-name="T19">Para 4 dígitos, se obtiene que la solución es </text:span><text:span text:style-name="T29">2352910.793</text:span><text:span text:style-name="T19">, lo que da un porcentaje de error relativo es </text:span><text:span text:style-name="T29">0.31</text:span><text:span text:style-name="T19">%</text:span></text:p>
      <text:p text:style-name="P24"/>
      <text:p text:style-name="P24">Para 3 dígitos se obtiene <text:span text:style-name="T34">5342.99984</text:span> que el porcentaje de error relativo es 9<text:span text:style-name="T34">9.77</text:span>%.</text:p>
      <text:p text:style-name="P20"/>
      <text:p text:style-name="P7"><text:span text:style-name="T19">Ejercicio 2. </text:span><text:span text:style-name="T22">Utilice aritmética de 5 dígitos con corte para determinar las </text:span><text:span text:style-name="T24">raíces</text:span><text:span text:style-name="T22"> de la siguiente ecuación: </text:span><text:span text:style-name="T22"><draw:frame draw:style-name="fr1" draw:name="Objeto15" text:anchor-type="as-char" svg:y="-0.172in" svg:width="1.5984in" svg:height="0.2075in" draw:z-index="5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p>
      <text:p text:style-name="P25"/>
      <text:p text:style-name="P8"><text:span text:style-name="T20">Recuerda </text:span><text:span text:style-name="T20"><draw:frame draw:style-name="fr1" draw:name="Objeto16" text:anchor-type="as-char" svg:y="-0.172in" svg:width="1.0008in" svg:height="0.2075in" draw:z-index="6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20">, Formula 1 </text:span><text:span text:style-name="T20"><draw:frame draw:style-name="fr1" draw:name="Objeto17" text:anchor-type="as-char" svg:y="-0.2839in" svg:width="1.4598in" svg:height="0.4335in" draw:z-index="7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0">o <text:s/>Formular 2</text:span><text:span text:style-name="T20"><draw:frame draw:style-name="fr1" draw:name="Objeto18" text:anchor-type="as-char" svg:y="-0.2437in" svg:width="1.3339in" svg:height="0.4335in" draw:z-index="8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8"><text:span text:style-name="T23">Raíces</text:span><text:span text:style-name="T20"> exactas: r</text:span><text:span text:style-name="T14">1</text:span><text:span text:style-name="T20"> = 5000, r</text:span><text:span text:style-name="T14">2</text:span><text:span text:style-name="T20"> = 0.002</text:span></text:p>
      <text:p text:style-name="P25"/>
      <text:p text:style-name="P25">Para formula 1</text:p>
      <text:p text:style-name="P25"/>
      <text:p text:style-name="P8"><text:span text:style-name="T20">El error relativo para r</text:span><text:span text:style-name="T14">1</text:span><text:span text:style-name="T20"> 0.002% y para r</text:span><text:span text:style-name="T14">2 <text:s/></text:span><text:span text:style-name="T20">es 2400%</text:span></text:p>
      <text:p text:style-name="P25"/>
      <text:p text:style-name="P25">Para formula 2</text:p>
      <text:p text:style-name="P25"/>
      <text:p text:style-name="P8"><text:span text:style-name="T20">El error relativo para r</text:span><text:span text:style-name="T14">1</text:span><text:span text:style-name="T20"> 96% y para r</text:span><text:span text:style-name="T14">2 <text:s/></text:span><text:span text:style-name="T20">es 0.00001%</text:span></text:p>
      <text:p text:style-name="P25"/>
      <text:p text:style-name="P21">Ejercicio 3. </text:p>
      <text:p text:style-name="P26"/>
      <text:p text:style-name="P26">a) Evalúe el polinomio:</text:p>
      <text:p text:style-name="P26"/>
      <text:p text:style-name="P9"><text:span text:style-name="T20"><draw:frame draw:style-name="fr1" draw:name="Objeto19" text:anchor-type="as-char" svg:y="-0.172in" svg:width="1.5425in" svg:height="0.2075in" draw:z-index="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20"><text:s/>en x = 1.37</text:span></text:p>
      <text:p text:style-name="P26"/>
      <text:p text:style-name="P26">Utilice aritmética de 3 dígitos con corte. Evalúe el error relativo porcentual.</text:p>
      <text:p text:style-name="P26"/>
      <text:p text:style-name="P26">b) Repita el inciso a) pero exprese a y como </text:p>
      <text:p text:style-name="P26"/>
      <text:p text:style-name="P26"><draw:frame draw:style-name="fr1" draw:name="Objeto20" text:anchor-type="as-char" svg:y="-0.152in" svg:width="1.6882in" svg:height="0.1992in" draw:z-index="10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20"/>
      <text:p text:style-name="P26">Evalué el error y compárelo con el inciso a)</text:p>
      <text:p text:style-name="P26"/>
      <text:p text:style-name="P21"><text:soft-page-break/>Solución.</text:p>
      <text:p text:style-name="P21"/>
      <text:p text:style-name="P26">a) El error relativo es 178.7%</text:p>
      <text:p text:style-name="P26">b) El error relativo es <text:s/>9.2%</text:p>
      <text:p text:style-name="P26"/>
      <text:p text:style-name="P23">Ejercicio <text:span text:style-name="T33">5. </text:span><text:span text:style-name="T17">En formato IEEE 754 de 32 bits. ¿Cual es el error de absoluto porcentual de redondeo?</text:span></text:p>
      <text:p text:style-name="P28"/>
      <text:p text:style-name="P28">a) 2.5644</text:p>
      <text:p text:style-name="P28">b) 10.56567</text:p>
      <text:p text:style-name="P28">c) 11115454.454</text:p>
      <text:p text:style-name="P28">d) 4545454545</text:p>
      <text:p text:style-name="P26"/>
      <text:p text:style-name="P7"><text:span text:style-name="T19">Ejercicio </text:span><text:span text:style-name="T28">6</text:span><text:span text:style-name="T19">.</text:span><text:span text:style-name="T27">(Scilab)</text:span><text:span text:style-name="T19"> </text:span><text:span text:style-name="T20">Determine el número de términos necesarios para aproximar cos(x) a 8 cifras significativas usando la serie de McLaurin. El error relativo es (0.5x 10</text:span><text:span text:style-name="T11">-6</text:span><text:span text:style-name="T20">)%</text:span></text:p>
      <text:p text:style-name="P27"/>
      <text:p text:style-name="P27"><draw:frame draw:style-name="fr1" draw:name="Objeto14" text:anchor-type="as-char" svg:y="-0.2807in" svg:width="1.2575in" svg:height="0.4484in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27"/>
      <text:p text:style-name="P6"><text:span text:style-name="T20">Calcule la aproximación con el empleo con el valor x = 0.3</text:span><text:span text:style-name="T25">π</text:span><text:span text:style-name="T20">.</text:span></text:p>
      <text:p text:style-name="P27"/>
      <text:p text:style-name="P22">Solución.</text:p>
      <text:p text:style-name="P27"/>
      <text:p text:style-name="P27">Valor exacto: 0.5877852525</text:p>
      <text:p text:style-name="P11"><text:span text:style-name="T19">En total se requiere</text:span><text:span text:style-name="T26">n</text:span><text:span text:style-name="T19"> 7 términos. Error relativo 1.7x10</text:span><text:span text:style-name="T10">-7</text:span><text:span text:style-name="T19">%</text:span></text:p>
      <text:p text:style-name="P1"/>
      <text:p text:style-name="P13"><text:span text:style-name="T6">Ejercicio </text:span><text:span text:style-name="T9">7</text:span><text:span text:style-name="T8">.</text:span><text:span text:style-name="T7"> (Scilab)</text:span><text:span text:style-name="T6">. </text:span><text:span text:style-name="T5">Evalué </text:span><text:span text:style-name="T5"><draw:frame draw:style-name="fr1" draw:name="Objeto10" text:anchor-type="as-char" svg:y="-0.172in" svg:width="0.2874in" svg:height="0.2075in" draw:z-index="0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5">con el uso de métodos.</text:span></text:p>
      <text:p text:style-name="P13"/>
      <text:p text:style-name="P14"><draw:frame draw:style-name="fr1" draw:name="Objeto1" text:anchor-type="as-char" svg:y="-0.2807in" svg:width="1.0445in" svg:height="0.4484in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text:s/><text:span text:style-name="T18">y </text:span><text:span text:style-name="T18"><draw:frame draw:style-name="fr1" draw:name="Objeto11" text:anchor-type="as-char" svg:y="-0.2437in" svg:width="1.1465in" svg:height="0.6575in" draw:z-index="2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14"/>
      <text:p text:style-name="P16">Compárelo con el valor verdadero de 6.737947x10<text:span text:style-name="T10">-3</text:span><text:span text:style-name="T19">. Utilice 20 términos para evaluar cada serie y calcule los errores relativos aproximado y verdadero como términos que se agregarán.</text:span></text:p>
      <text:p text:style-name="P29"/>
      <text:p text:style-name="P18">Solución: </text:p>
      <text:p text:style-name="P29"/>
      <text:p text:style-name="P15"><text:span text:style-name="T20">Primer método a 20 términos da 6.74554x10</text:span><text:span text:style-name="T11">-3</text:span><text:span text:style-name="T20">. </text:span><text:span text:style-name="T21">El error relativo es 1.1</text:span><text:span text:style-name="T20">x10</text:span><text:span text:style-name="T11">-</text:span><text:span text:style-name="T13">4</text:span></text:p>
      <text:p text:style-name="P17"><text:span text:style-name="T15">Segundo método a 20 términos da </text:span><text:span text:style-name="T16">6.7</text:span><text:span text:style-name="T15">37948</text:span><text:span text:style-name="T16">x10</text:span><text:span text:style-name="T12">-3</text:span><text:span text:style-name="T16">. </text:span><text:span text:style-name="T15">El error relativo es 1.48</text:span><text:span text:style-name="T16">x10</text:span><text:span text:style-name="T12">-</text:span><text:span text:style-name="T11">4</text:span></text:p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07-10T18:28:16.149000000</dc:date>
    <meta:editing-duration>PT3H40M25S</meta:editing-duration>
    <meta:editing-cycles>33</meta:editing-cycles>
    <meta:document-statistic meta:table-count="0" meta:image-count="0" meta:object-count="12" meta:page-count="2" meta:paragraph-count="41" meta:word-count="325" meta:character-count="1888" meta:non-whitespace-character-count="1589"/>
  </office:meta>
</office:document-meta>
</file>

<file path=Object 1/content.xml><?xml version="1.0" encoding="utf-8"?>
<math xmlns="http://www.w3.org/1998/Math/MathML" display="block">
  <semantics>
    <mrow>
      <msup>
        <mi>e</mi>
        <mrow>
          <mo stretchy="false">−</mo>
          <mi>x</mi>
        </mrow>
      </msup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frac>
          <msup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  <mi>i</mi>
          </msup>
          <mrow>
            <mi>i</mi>
            <mi>!</mi>
          </mrow>
        </mfrac>
      </mrow>
    </mrow>
    <annotation encoding="StarMath 5.0">e^-x = sum from{i=0} to{n}{{(-x)^i } over{ i! }} </annotation>
  </semantics>
</math>
</file>

<file path=Object 10/content.xml><?xml version="1.0" encoding="utf-8"?>
<math xmlns="http://www.w3.org/1998/Math/MathML" display="block">
  <semantics>
    <msup>
      <mi>e</mi>
      <mrow>
        <mo stretchy="false">−</mo>
        <mn>5</mn>
      </mrow>
    </msup>
    <annotation encoding="StarMath 5.0">e^-5</annotation>
  </semantics>
</math>
</file>

<file path=Object 11/content.xml><?xml version="1.0" encoding="utf-8"?>
<math xmlns="http://www.w3.org/1998/Math/MathML" display="block">
  <semantics>
    <mrow>
      <msup>
        <mi>e</mi>
        <mrow>
          <mo stretchy="false">−</mo>
          <mi>x</mi>
        </mrow>
      </msup>
      <mo stretchy="false">=</mo>
      <mfrac>
        <mn>1</mn>
        <msup>
          <mi>e</mi>
          <mi>x</mi>
        </msup>
      </mfrac>
      <mo stretchy="false">=</mo>
      <mfrac>
        <mn>1</mn>
        <mrow>
          <munderover>
            <mo stretchy="false">∑</mo>
            <mrow>
              <mi>i</mi>
              <mo stretchy="false">=</mo>
              <mn>0</mn>
            </mrow>
            <mi>n</mi>
          </munderover>
          <mfrac>
            <msup>
              <mi>x</mi>
              <mi>i</mi>
            </msup>
            <mrow>
              <mi>i</mi>
              <mi>!</mi>
            </mrow>
          </mfrac>
        </mrow>
      </mfrac>
    </mrow>
    <annotation encoding="StarMath 5.0">e^-x = {{1}over{e^x}} ={ {1} over {sum from{i=0} to{n}{{ x^i } over{ i!}}}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−</mo>
              <mn>3</mn>
            </mrow>
            <msup>
              <mi>x</mi>
              <mn>2</mn>
            </msup>
          </mrow>
        </mfrac>
      </mrow>
    </mrow>
    <annotation encoding="StarMath 5.0">f( x) = {{1}over{1-3x^2}}</annotation>
  </semantics>
</math>
</file>

<file path=Object 1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6</mn>
            <mi>x</mi>
          </mrow>
          <msup>
            <mrow>
              <mo fence="true" stretchy="false">(</mo>
              <mrow>
                <mrow>
                  <mrow>
                    <mn>1</mn>
                    <mo stretchy="false">−</mo>
                    <mn>3</mn>
                  </mrow>
                  <msup>
                    <mi>x</mi>
                    <mn>2</mn>
                  </msup>
                </mrow>
              </mrow>
              <mo fence="true" stretchy="false">)</mo>
            </mrow>
            <mn>2</mn>
          </msup>
        </mfrac>
      </mrow>
    </mrow>
    <annotation encoding="StarMath 5.0">f'( x) = {{6x}over{(1-3x^2)^2}}</annotation>
  </semantics>
</math>
</file>

<file path=Object 14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frac>
            <msup>
              <mi>x</mi>
              <mrow>
                <mn>2</mn>
                <mi>i</mi>
              </mrow>
            </msup>
            <mrow>
              <mrow>
                <mo fence="true" stretchy="false">(</mo>
                <mrow>
                  <mrow>
                    <mn>2</mn>
                    <mi>i</mi>
                  </mrow>
                </mrow>
                <mo fence="true" stretchy="false">)</mo>
              </mrow>
              <mi>!</mi>
            </mrow>
          </mfrac>
        </mrow>
      </mrow>
    </mrow>
    <annotation encoding="StarMath 5.0">cos(x) = sum from{i=0} to{n}{{x^{2i} } over{ (2i)! }} </annotation>
  </semantics>
</math>
</file>

<file path=Object 15/content.xml><?xml version="1.0" encoding="utf-8"?>
<math xmlns="http://www.w3.org/1998/Math/MathML" display="block">
  <semantics>
    <mrow>
      <mrow>
        <msup>
          <mi>x</mi>
          <mn>2</mn>
        </msup>
        <mo stretchy="false">−</mo>
        <mn>5000.002</mn>
      </mrow>
      <mrow>
        <mrow>
          <mi>x</mi>
          <mo stretchy="false">+</mo>
          <mn>10</mn>
        </mrow>
        <mo stretchy="false">=</mo>
        <mn>0</mn>
      </mrow>
    </mrow>
    <annotation encoding="StarMath 5.0">x^2-5000.002x+10=0</annotation>
  </semantics>
</math>
</file>

<file path=Object 16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+bx+c=0</annotation>
  </semantics>
</math>
</file>

<file path=Object 17/content.xml><?xml version="1.0" encoding="utf-8"?>
<math xmlns="http://www.w3.org/1998/Math/MathML" display="block">
  <semantics>
    <mrow>
      <msub>
        <mi>r</mi>
        <mn>1,2</mn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 r_{ 1,2 }= {{-b+- sqrt{b^2-4ac}}over{2a }}</annotation>
  </semantics>
</math>
</file>

<file path=Object 18/content.xml><?xml version="1.0" encoding="utf-8"?>
<math xmlns="http://www.w3.org/1998/Math/MathML" display="block">
  <semantics>
    <mrow>
      <msub>
        <mi>r</mi>
        <mn>1,2</mn>
      </msub>
      <mo stretchy="false">=</mo>
      <mfrac>
        <mrow>
          <mrow>
            <mo stretchy="false">−</mo>
            <mn>2</mn>
          </mrow>
          <mi>c</mi>
        </mrow>
        <mrow>
          <mi>b</mi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</mfrac>
    </mrow>
    <annotation encoding="StarMath 5.0"> r_{ 1,2 }= {{-2c }over{b+- sqrt{b^2-4ac}}}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3</mn>
          </msup>
          <mo stretchy="false">+</mo>
          <mn>7</mn>
        </mrow>
      </mrow>
      <mrow>
        <msup>
          <mi>x</mi>
          <mn>2</mn>
        </msup>
        <mo stretchy="false">+</mo>
        <mn>8</mn>
      </mrow>
      <mrow>
        <mi>x</mi>
        <mo stretchy="false">+</mo>
        <mn>0.35</mn>
      </mrow>
    </mrow>
    <annotation encoding="StarMath 5.0">y = x^3+7x^2+8x +0.35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o fence="true" stretchy="false">[</mo>
          <mrow>
            <mrow>
              <mrow>
                <mo fence="true" stretchy="false">(</mo>
                <mrow>
                  <mrow>
                    <mi>x</mi>
                    <mo stretchy="false">−</mo>
                    <mn>7</mn>
                  </mrow>
                </mrow>
                <mo fence="true" stretchy="false">)</mo>
              </mrow>
              <mrow>
                <mi>x</mi>
                <mo stretchy="false">+</mo>
                <mn>8</mn>
              </mrow>
            </mrow>
          </mrow>
          <mo fence="true" stretchy="false">]</mo>
        </mrow>
      </mrow>
      <mrow>
        <mi>x</mi>
        <mo stretchy="false">+</mo>
        <mn>0.35</mn>
      </mrow>
    </mrow>
    <annotation encoding="StarMath 5.0">y = [(x-7)x+8]x +0.35</annotation>
  </semantics>
</math>
</file>